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ngton</text:p>
      <text:p text:style-name="Standard"/>
      <text:p text:style-name="P3">Revisando papeles viejos, encontré esto que escribí hace varios años ya:</text:p>
      <text:p text:style-name="P3"/>
      <text:p text:style-name="P1">Soy un escritor noctámbulo. No es que escriba de noche porque ahí encuentre a las musas o por que me guste el silencio de la ciudad durmiendo. Lo mío es más bien una cuestión de esterotipos. Siempre empiezo por la pinta. De hecho fumo pipa y procuro tener los cabellos revueltos. Mi problema es la Remington y el sonido que hace cuando tipeo. Todas las noches corto mi sesión de escritura cuando el vecino de abajo me toca el timbre y me pide por favor que pare, que quiere dormir. </text:p>
      <text:p text:style-name="Standard"/>
      <text:p text:style-name="P3">Lo torturé 7 años hasta que en el 92 me compré una computadora. Lamentablemente, con la Remington se fue la inspir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jconti </meta:initial-creator>
    <meta:creation-date>2011-10-30T01:54:04</meta:creation-date>
    <dc:date>2012-03-22T19:47:14</dc:date>
    <dc:creator>jjconti </dc:creator>
    <meta:editing-duration>PT01H54M45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1" meta:paragraph-count="4" meta:word-count="123" meta:character-count="683"/>
  </office:meta>
</office:document-meta>
</file>